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.0835in" fo:margin-bottom="0in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Лабораторная работа 6</text:p>
      <text:p text:style-name="P9">Выполнил студент группы 4.3 ФВТ Уваров Михаил</text:p>
      <text:p text:style-name="P9">Название: Генерация псевдослучайной последовательности<text:span text:style-name="T1">.</text:span></text:p>
      <text:list xml:id="list938271768" text:style-name="L1">
        <text:list-header>
          <text:p text:style-name="P10">Задание:</text:p>
          <text:p text:style-name="P11">Дана функция:</text:p>
        </text:list-header>
      </text:list>
      <text:p text:style-name="P13"><text:span text:style-name="T3">a(k) = (D+(A(k-1))*L) mod N</text:span>, где D, L, N – Аргументы</text:p>
      <text:p text:style-name="P13">A(0) – начальное значение.</text:p>
      <text:p text:style-name="P13"></text:p>
      <text:p text:style-name="P13">Обеспечить генерирование a(k) по возможности, чтобы период был достаточно большим.</text:p>
      <text:p text:style-name="P13">По заданным D, L, N определить период.</text:p>
      <text:p text:style-name="P13">Функция линейна.</text:p>
      <text:p text:style-name="P13"></text:p>
      <text:p text:style-name="P13">Восстановить последовательность.</text:p>
      <text:p text:style-name="P13">Предложить свой вариант последовательности, в том числе вещественной.</text:p>
      <text:p text:style-name="P13">Сколько значений нужно найти, чтобы найти D, L, N.</text:p>
      <text:p text:style-name="P2">Проанализировать полученные результаты.</text:p>
      <text:p text:style-name="P2"/>
      <text:p text:style-name="P6">Ход работы:</text:p>
      <text:p text:style-name="P2">Исходный код доступен:</text:p>
      <text:p text:style-name="P1">https://github.com/freeakk/prg</text:p>
      <text:p text:style-name="P2"/>
      <text:p text:style-name="P5">Вывод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6862in" fo:margin-bottom="0.780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9S</meta:editing-duration>
    <meta:editing-cycles>6</meta:editing-cycles>
    <meta:generator>LibreOffice/3.4$Linux LibreOffice_project/340m1$Build-302</meta:generator>
    <dc:date>2011-12-14T15:10:31</dc:date>
    <meta:document-statistic meta:table-count="0" meta:image-count="0" meta:object-count="0" meta:page-count="1" meta:paragraph-count="20" meta:word-count="81" meta:character-count="624" meta:non-whitespace-character-count="553"/>
    <meta:user-defined meta:name="Info 1"/>
    <meta:user-defined meta:name="Info 2"/>
    <meta:user-defined meta:name="Info 3"/>
    <meta:user-defined meta:name="Info 4"/>
  </office:meta>
</office:document-meta>
</file>